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74.61mm"/>
    </style:style>
    <style:style style:name="co3" style:family="table-column">
      <style:table-column-properties fo:break-before="auto" style:column-width="138.57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81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0.04mm" fo:break-before="auto" style:use-optimal-row-height="true"/>
    </style:style>
    <style:style style:name="ro6" style:family="table-row">
      <style:table-row-properties style:row-height="13.21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8pt" style:font-name-asian="Noto Sans CJK SC Regular" style:font-size-asian="8pt" style:font-name-complex="FreeSans" style:font-size-complex="8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Autor: Layon Martins Fonseca – 2017 – Relação dos 60 artigos aceitos para o mapeamento sistemático.</text:p>
          </table:table-cell>
          <table:covered-table-cell table:number-columns-repeated="4" table:style-name="ce1"/>
        </table:table-row>
        <table:table-row table:style-name="ro2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3">
          <table:table-cell table:style-name="ce2" office:value-type="string" calcext:value-type="string">
            <text:p>ACM</text:p>
          </table:table-cell>
          <table:table-cell table:style-name="ce7" office:value-type="string" calcext:value-type="string">
            <text:p>Sergi <text:s/>Villagrasa and David <text:s/>Fonseca and Jaume <text:s/>Dur&amp;#225;n</text:p>
          </table:table-cell>
          <table:table-cell table:style-name="ce7" office:value-type="string" calcext:value-type="string">
            <text:p>Teaching Case: Applying Gamification Techniques and Virtual Reality for Learning Building Engineering 3D Arts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<text:a xlink:href="http://dl.acm.org/citation.cfm?id=2669896&amp;dl=ACM&amp;coll=DL&amp;CFID=979107262&amp;CFTOKEN=66171888" xlink:type="simple">http://dl.acm.org/citation.cfm?id=2669896&amp;dl=ACM&amp;coll=DL&amp;CFID=979107262&amp;CFTOKEN=66171888</text:a></text:p>
          </table:table-cell>
        </table:table-row>
        <table:table-row table:style-name="ro4">
          <table:table-cell office:value-type="string" calcext:value-type="string">
            <text:p>ACM</text:p>
          </table:table-cell>
          <table:table-cell office:value-type="string" calcext:value-type="string">
            <text:p>Eduardo Zilles Borba and Marcio <text:s/>Cabral and Andre <text:s/>Montes and Olavo <text:s/>Belloc and Marcelo <text:s/>Zuffo</text:p>
          </table:table-cell>
          <table:table-cell office:value-type="string" calcext:value-type="string">
            <text:p>Immersive and Interactive Procedure Training Simulator for High Risk Power Line Maintena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a xlink:href="http://dl.acm.org/citation.cfm?id=2929497" xlink:type="simple">http://dl.acm.org/citation.cfm?id=2929497</text:a>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Ray A.B., Deb S.</text:p>
          </table:table-cell>
          <table:table-cell office:value-type="string" calcext:value-type="string">
            <text:p>Smartphone Based Virtual Reality Systems in Classroom Teaching - A Study on the Effects of Learning Out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13300861&amp;doi=10.1109%2fT4E.2016.022&amp;partnerID=40&amp;md5=12bda50af16a1bc1a475ca2a81b69683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McGhee J., Bailey B., Parton R.G., Ariotti N., Johnston A.</text:p>
          </table:table-cell>
          <table:table-cell office:value-type="string" calcext:value-type="string">
            <text:p>Journey to the Centre of the cell (JTCC)∗: A 3D VR experience derived from migratory breast cancer cell image da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06965758&amp;doi=10.1145%2f2996376.2996385&amp;partnerID=40&amp;md5=0f17ac3fee3c4508479d9ea59dea6cf3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Vichitvejpaisal P., Yamee N., Marsertsri P.</text:p>
          </table:table-cell>
          <table:table-cell table:style-name="ce7" office:value-type="string" calcext:value-type="string">
            <text:p>Firefighting simulation on virtual reality platform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5006940249&amp;doi=10.1109%2fJCSSE.2016.7748912&amp;partnerID=40&amp;md5=1c7f17ba248b566ea2bfd5769b178245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Latoschik M.E., Lugrin J.-L., Habel M., Roth D., Seufert C., Grafe S.</text:p>
          </table:table-cell>
          <table:table-cell table:style-name="ce7" office:value-type="string" calcext:value-type="string">
            <text:p>Breaking bad behavior: Immersive training of class room management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4998704927&amp;doi=10.1145%2f2993369.2996308&amp;partnerID=40&amp;md5=29d1d5b1e46c48d608183a9df3d40df2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Laura B.-P., Juanes J.A., Ruisoto P.</text:p>
          </table:table-cell>
          <table:table-cell office:value-type="string" calcext:value-type="string">
            <text:p>Immersive visualization anatomical environment using virtual reality devic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5008221212&amp;doi=10.1145%2f3012430.3012559&amp;partnerID=40&amp;md5=da200223388bf7d4d4dc53e082c5a9fd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Ha G., Lee H., Lee S., Cha J., Kim S.</text:p>
          </table:table-cell>
          <table:table-cell table:style-name="ce7" office:value-type="string" calcext:value-type="string">
            <text:p>A VR serious game for fire evacuation drill with synchronized tele-collaboration among users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4998591738&amp;doi=10.1145%2f2993369.2996306&amp;partnerID=40&amp;md5=219e08c794a673374636ca58a454e8fc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Alhalabi W.S.</text:p>
          </table:table-cell>
          <table:table-cell office:value-type="string" calcext:value-type="string">
            <text:p>Virtual reality systems enhance students’ achievements in engineering edu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79662972&amp;doi=10.1080%2f0144929X.2016.1212931&amp;partnerID=40&amp;md5=3445122f2191056d55c26b9024456ab5</text:p>
          </table:table-cell>
        </table:table-row>
        <table:table-row table:style-name="ro4">
          <table:table-cell office:value-type="string" calcext:value-type="string">
            <text:p>SCOPUS</text:p>
          </table:table-cell>
          <table:table-cell office:value-type="string" calcext:value-type="string">
            <text:p>Tsaramirsis G., Buhari S.M., Al-Shammari K.O., Ghazi S., Nazmudeen M.S., Tsaramirsis K.</text:p>
          </table:table-cell>
          <table:table-cell office:value-type="string" calcext:value-type="string">
            <text:p>Towards simulation of the classroom learning experience: Virtual reality approac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7471051&amp;partnerID=40&amp;md5=83a5367da13bd1f4031106562393fc6b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Hu X., Su R., He L.</text:p>
          </table:table-cell>
          <table:table-cell office:value-type="string" calcext:value-type="string">
            <text:p>The Design and Implementation of the 3D Educational Game Based on VR Headse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9273702&amp;doi=10.1109%2fISET.2016.15&amp;partnerID=40&amp;md5=10dbba1b79a65bd8fe06cfa4e8c54b26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Hoang T.N., Reinoso M., Vetere F., Tanin E.</text:p>
          </table:table-cell>
          <table:table-cell office:value-type="string" calcext:value-type="string">
            <text:p>Onebody: Remote posture guidance system using first person view in virtual environ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7079952&amp;doi=10.1145%2f2971485.2971521&amp;partnerID=40&amp;md5=d37f6166772fdaaee530c2be34d75310</text:p>
          </table:table-cell>
        </table:table-row>
        <table:table-row table:style-name="ro6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Elliman J., Loizou M., Loizides F.</text:p>
          </table:table-cell>
          <table:table-cell table:style-name="ce7" office:value-type="string" calcext:value-type="string">
            <text:p>Virtual reality simulation training for student nurse education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5013141940&amp;doi=10.1109%2fVS-GAMES.2016.7590377&amp;partnerID=40&amp;md5=63a745f72c177fc7a69585e0557a0830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Knote A., Edenhofer S., Mammen S.V.</text:p>
          </table:table-cell>
          <table:table-cell table:style-name="ce7" office:value-type="string" calcext:value-type="string">
            <text:p>Neozoa: An immersive, interactive sandbox for the study of competing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4994431005&amp;doi=10.1109%2fKELVAR.2016.7563675&amp;partnerID=40&amp;md5=ca085b2cea0942ed0eada74548ef7007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Tanaka Y., Hirakawa M.</text:p>
          </table:table-cell>
          <table:table-cell office:value-type="string" calcext:value-type="string">
            <text:p>Efficient strength training in a virtual 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3483171&amp;doi=10.1109%2fICCE-TW.2016.7521030&amp;partnerID=40&amp;md5=bf803390a14be47bb4eb690c4a0d0129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Ebert D., Gupta S., Makedon F.</text:p>
          </table:table-cell>
          <table:table-cell table:style-name="ce7" office:value-type="string" calcext:value-type="string">
            <text:p>Ogma - A virtual reality language acquisition system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5006054089&amp;doi=10.1145%2f2910674.2910681&amp;partnerID=40&amp;md5=0fd2d0bcd4fda635496b1bc7636f8102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El-Mounayri H.A., Rogers C., Fernandez E., Satterwhite J.C.</text:p>
          </table:table-cell>
          <table:table-cell office:value-type="string" calcext:value-type="string">
            <text:p>Assessment of STEM e-Learning in an immersive virtual reality (VR) Environ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3339214&amp;partnerID=40&amp;md5=02da9841cb106deed5db75fbfbc6a983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Kallioniemi P., Sharma S., Hakulinen J., Turunen M.</text:p>
          </table:table-cell>
          <table:table-cell office:value-type="string" calcext:value-type="string">
            <text:p>Collaborative conversational language learning with CityCompas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85993678&amp;doi=10.1145%2f2930674.2938612&amp;partnerID=40&amp;md5=98698b99b1a179cf63d9059bc762b555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Stavroulia K.-E., Ruiz-Harisiou A., Manouchou E., Georgiou K., Sella F., Lanitis A.</text:p>
          </table:table-cell>
          <table:table-cell table:style-name="ce7" office:value-type="string" calcext:value-type="string">
            <text:p>A 3D virtual environment for training teachers to identify bullying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4979294107&amp;doi=10.1109%2fMELCON.2016.7495417&amp;partnerID=40&amp;md5=eacdd2a766348e79674e96d332efc690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Patrao B., Seabra J., Pedro S., Menezes P.</text:p>
          </table:table-cell>
          <table:table-cell table:style-name="ce7" office:value-type="string" calcext:value-type="string">
            <text:p>An affective interaction system to learn about physiological signals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73652542&amp;doi=10.1109%2fEXPAT.2015.7463287&amp;partnerID=40&amp;md5=947334e861684e498225992ec98ceb72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Freina L., Bottino R.</text:p>
          </table:table-cell>
          <table:table-cell table:style-name="ce7" office:value-type="string" calcext:value-type="string">
            <text:p>A visual thinking skills training in support of STEM education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s://www.scopus.com/inward/record.uri?eid=2-s2.0-84996993132&amp;partnerID=40&amp;md5=a694312fbfa2a8426588e955b0adf50f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Hilfert T., Teizer J., König M.</text:p>
          </table:table-cell>
          <table:table-cell office:value-type="string" calcext:value-type="string">
            <text:p>First person virtual reality for evaluation and learning of construction site safet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scopus.com/inward/record.uri?eid=2-s2.0-84994322776&amp;partnerID=40&amp;md5=a93a91e2292418adc834498c39e28da8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Rasheed F., Onkar P., Narula M.</text:p>
          </table:table-cell>
          <table:table-cell table:style-name="ce7" office:value-type="string" calcext:value-type="string">
            <text:p>Immersive virtual reality to enhance the spatial awareness of students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59298853&amp;doi=10.1145%2f2835966.2836288&amp;partnerID=40&amp;md5=6462e23a110bd5ceaff69b5a641e624a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Restivo M.T., Urbano D., Chouzal F.</text:p>
          </table:table-cell>
          <table:table-cell office:value-type="string" calcext:value-type="string">
            <text:p>Hi kids: That's funny! Mechanics 3D Virtual lab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2429268&amp;doi=10.1109%2fIMCTL.2015.7359593&amp;partnerID=40&amp;md5=5973a4e86cb8ae82d699b0de881af7e0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Araullo J., Potter L.E.</text:p>
          </table:table-cell>
          <table:table-cell table:style-name="ce7" office:value-type="string" calcext:value-type="string">
            <text:p>The emerging technology consumer: Designing NUI interaction for learning and retention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63623644&amp;doi=10.1145%2f2838739.2838830&amp;partnerID=40&amp;md5=d15b74da8cfa970973d237893c44c85a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Norrby M., Grebner C., Eriksson J., Boström J.</text:p>
          </table:table-cell>
          <table:table-cell office:value-type="string" calcext:value-type="string">
            <text:p>Molecular Rift: Virtual Reality for Drug Designe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47967391&amp;doi=10.1021%2facs.jcim.5b00544&amp;partnerID=40&amp;md5=4c9b39329eca2d6679a8a9355a0a5f42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Kayatt P., Nakamura R.</text:p>
          </table:table-cell>
          <table:table-cell table:style-name="ce7" office:value-type="string" calcext:value-type="string">
            <text:p>Influence of a head-mounted display on user experience and performance in a virtual reality-based sports application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79700592&amp;doi=10.1145%2f2824893.2824895&amp;partnerID=40&amp;md5=207afbf6ffd7e1cf313ec9397a9e37f4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Mathur A.S.</text:p>
          </table:table-cell>
          <table:table-cell office:value-type="string" calcext:value-type="string">
            <text:p>Low cost virtual reality for medical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4483974&amp;doi=10.1109%2fVR.2015.7223437&amp;partnerID=40&amp;md5=669b6ae9b3f3186c56fc8249ff46c9d5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Crespo R., García R., Quiroz S.</text:p>
          </table:table-cell>
          <table:table-cell office:value-type="string" calcext:value-type="string">
            <text:p>Virtual reality simulator for robotics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3743789&amp;doi=10.1109%2fICBL.2015.7387635&amp;partnerID=40&amp;md5=66f88b345a0befbcc4745aa26992ae99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Sharma S., Rajeev S.P., Devearux P.</text:p>
          </table:table-cell>
          <table:table-cell table:style-name="ce7" office:value-type="string" calcext:value-type="string">
            <text:p>An immersive collaborative virtual environment of a university campus for performing virtual campus evacuation drills and tours for campus safety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59453510&amp;doi=10.1109%2fCTS.2015.7210404&amp;partnerID=40&amp;md5=45d81d47f0417c4df424bc4c6850dc16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Huang Y., Churches L., Reilly B.</text:p>
          </table:table-cell>
          <table:table-cell office:value-type="string" calcext:value-type="string">
            <text:p>A Case Study on Virtual Reality American Football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84920603&amp;doi=10.1145%2f2806173.2806178&amp;partnerID=40&amp;md5=512524bca7607b4ad6e046d15df6cedf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Grabowski A., Jankowski J.</text:p>
          </table:table-cell>
          <table:table-cell table:style-name="ce7" office:value-type="string" calcext:value-type="string">
            <text:p>Virtual Reality-based pilot training for underground coal miners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08577504&amp;doi=10.1016%2fj.ssci.2014.09.017&amp;partnerID=40&amp;md5=814a4e335d2f10703a2f90f14b63d308</text:p>
          </table:table-cell>
        </table:table-row>
        <table:table-row table:style-name="ro4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Quishpe-Armas J.A., Cedeño-Viveros L.D., Meléndez-Campos J., Suárez-Mora C.A., Camacho-Leon S.</text:p>
          </table:table-cell>
          <table:table-cell table:style-name="ce7" office:value-type="string" calcext:value-type="string">
            <text:p>An Immersive 3D Virtual Learning Environment for Analyzing the Atomic Structure of MEMS-Relevant Materials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64053023&amp;doi=10.1016%2fj.procs.2015.12.265&amp;partnerID=40&amp;md5=6a87f094957bf7993565e78a4328f54e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Tanaka E.H., Paludo J.A., Cordeiro C.S., Domingues L.R., Gadbem E.V., Euflausino A.</text:p>
          </table:table-cell>
          <table:table-cell office:value-type="string" calcext:value-type="string">
            <text:p>Using immersive virtual reality for electrical substation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4931451&amp;partnerID=40&amp;md5=712583dc1f5fe9575c175d2f12520ea2</text:p>
          </table:table-cell>
        </table:table-row>
        <table:table-row table:style-name="ro6">
          <table:table-cell office:value-type="string" calcext:value-type="string">
            <text:p>SCOPUS</text:p>
          </table:table-cell>
          <table:table-cell office:value-type="string" calcext:value-type="string">
            <text:p>Bharathi A.K.B.G., Tucker C.S.</text:p>
          </table:table-cell>
          <table:table-cell office:value-type="string" calcext:value-type="string">
            <text:p>Investigating the impact of interactive immersive virtual reality environments in enhancing task performance in online engineering design activit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79021234&amp;doi=10.1115%2fDETC2015-47388&amp;partnerID=40&amp;md5=8f1d67a725b3b5bd8d2b090c7f842367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Liu Y.</text:p>
          </table:table-cell>
          <table:table-cell table:style-name="ce7" office:value-type="string" calcext:value-type="string">
            <text:p>Virtual neurosurgical education for image-guided deep brain stimulation neurosurgery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22571930&amp;doi=10.1109%2fICALIP.2014.7009869&amp;partnerID=40&amp;md5=e0847eec0a609a60d6d1ac9c21e454cf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Fogarty J., El-Tawil S., McCormick J.</text:p>
          </table:table-cell>
          <table:table-cell office:value-type="string" calcext:value-type="string">
            <text:p>Exploring structural behavior and component detailing in virtual realit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29245516&amp;doi=10.1061%2f9780784479117.221&amp;partnerID=40&amp;md5=51616eb46472be04a0ee13b40c921bc4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Satoh Y., Li Y., Zhu X., Rizwan-uddin</text:p>
          </table:table-cell>
          <table:table-cell office:value-type="string" calcext:value-type="string">
            <text:p>3D virtual facilities with interactive instructions for nuclear education and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9065458&amp;partnerID=40&amp;md5=bcac0bea6de9e812a5b1152267c43483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Gong X., Liu Y., Jiao Y., Wang B., Zhou J., Yu H.</text:p>
          </table:table-cell>
          <table:table-cell table:style-name="ce7" office:value-type="string" calcext:value-type="string">
            <text:p>A novel earthquake education system based on virtual reality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48800076&amp;doi=10.1587%2ftransinf.2015EDP7165&amp;partnerID=40&amp;md5=ad13cd276fd22f1e0b57b4a9c25e7d0f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Lai C., McMahan R.P.</text:p>
          </table:table-cell>
          <table:table-cell office:value-type="string" calcext:value-type="string">
            <text:p>Virtual reality ladder climbing for mine safety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4289498&amp;partnerID=40&amp;md5=349caf4ab7ec778af080b15a3dd47fb8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Abed H., Pernelle P., Carron T., Benamar C., Kechiche M., Baert P.</text:p>
          </table:table-cell>
          <table:table-cell table:style-name="ce7" office:value-type="string" calcext:value-type="string">
            <text:p>Serious game framework focusing on industrial traing: Application to steel industry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55134969&amp;partnerID=40&amp;md5=34cec6144ed65704c9435f52ce269e5f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Moesgaard T., Witt M., Fiss J., Warming C., Klubien J., Schoenau-Fog H.</text:p>
          </table:table-cell>
          <table:table-cell office:value-type="string" calcext:value-type="string">
            <text:p>Implicit and explicit information mediation in a virtual reality museum installation and its effects on retention and learning outco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55098026&amp;partnerID=40&amp;md5=40c7e19cf2f0aa648ca359df6fc262ba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Brodsky Y., Carbognani F., Melotti E.</text:p>
          </table:table-cell>
          <table:table-cell table:style-name="ce7" office:value-type="string" calcext:value-type="string">
            <text:p>The use of immersive virtual reality and motion tracking in astronaut training and space system design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91434562&amp;partnerID=40&amp;md5=b9d54fe08e9951d58366ca0c73f628bc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Ball S., Bluteau P., Clouder L., Adefila A., Graham S.</text:p>
          </table:table-cell>
          <table:table-cell office:value-type="string" calcext:value-type="string">
            <text:p>MyShoes: An immersive simulation of dement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40646342&amp;partnerID=40&amp;md5=108c428b3d958654cd39c7d5de2ea41d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Górski F., Buń P., Wichniarek R., Zawadzki P., Hamrol A.</text:p>
          </table:table-cell>
          <table:table-cell table:style-name="ce7" office:value-type="string" calcext:value-type="string">
            <text:p>Immersive City Bus Configuration System for Marketing and Sales Education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63997690&amp;doi=10.1016%2fj.procs.2015.12.230&amp;partnerID=40&amp;md5=619cb885adfd5099da93bf3ddd796aa8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Buń P., Górski F., Wichniarek R., Kuczko W., Hamrol A., Zawadzki P.</text:p>
          </table:table-cell>
          <table:table-cell office:value-type="string" calcext:value-type="string">
            <text:p>Application of Professional and Low-cost Head Mounted Devices in Immersive Educational Appli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4047403&amp;doi=10.1016%2fj.procs.2015.12.235&amp;partnerID=40&amp;md5=7bb519717b83db581cb311069a04315f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Yang K.-J., Chen Y.-J., Xu K.-W., Chen W.W.</text:p>
          </table:table-cell>
          <table:table-cell table:style-name="ce7" office:value-type="string" calcext:value-type="string">
            <text:p>Application of google cardboard in fire hazard simulation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s://www.scopus.com/inward/record.uri?eid=2-s2.0-84963995260&amp;partnerID=40&amp;md5=ecc070c559c93d84bb577bc6ed5a0d5e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Crespo R., García R., Quiroz S.</text:p>
          </table:table-cell>
          <table:table-cell office:value-type="string" calcext:value-type="string">
            <text:p>Virtual Reality Application for Simulation and Off-line Programming of the Mitsubishi Movemaster RV-M1 Robot Integrated with the Oculus Rift to Improve Students Trai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scopus.com/inward/record.uri?eid=2-s2.0-84964068311&amp;doi=10.1016%2fj.procs.2015.12.226&amp;partnerID=40&amp;md5=379b1e6c4f60904cc8ae95de2d128585</text:p>
          </table:table-cell>
        </table:table-row>
        <table:table-row table:style-name="ro4">
          <table:table-cell office:value-type="string" calcext:value-type="string">
            <text:p>SCOPUS</text:p>
          </table:table-cell>
          <table:table-cell office:value-type="string" calcext:value-type="string">
            <text:p>Kleven N.F., Prasolova-Førland E., Fominykh M., Hansen A., Rasmussen G., Sagberg L.M., Lindseth F.</text:p>
          </table:table-cell>
          <table:table-cell office:value-type="string" calcext:value-type="string">
            <text:p>Training nurses and educating the public using a virtual operating room with Oculus Rif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scopus.com/inward/record.uri?eid=2-s2.0-84939609522&amp;doi=10.1109%2fVSMM.2014.7136687&amp;partnerID=40&amp;md5=194f19ac594a3221ca785442549c1173</text:p>
          </table:table-cell>
        </table:table-row>
        <table:table-row table:style-name="ro5">
          <table:table-cell table:style-name="ce2" office:value-type="string" calcext:value-type="string">
            <text:p>SCOPUS</text:p>
          </table:table-cell>
          <table:table-cell table:style-name="ce7" office:value-type="string" calcext:value-type="string">
            <text:p>Patrão B., Menezes P.</text:p>
          </table:table-cell>
          <table:table-cell table:style-name="ce7" office:value-type="string" calcext:value-type="string">
            <text:p>An immersive system for the training of tower crane operators</text:p>
          </table:table-cell>
          <table:table-cell table:style-name="ce7" office:value-type="float" office:value="2013" calcext:value-type="float">
            <text:p>2013</text:p>
          </table:table-cell>
          <table:table-cell table:style-name="ce11" office:value-type="string" calcext:value-type="string">
            <text:p>https://www.scopus.com/inward/record.uri?eid=2-s2.0-84893950481&amp;doi=10.1109%2fExpAt.2013.6703052&amp;partnerID=40&amp;md5=6108e6c4a3001d3fcf108305e1c8f74b</text:p>
          </table:table-cell>
        </table:table-row>
        <table:table-row table:style-name="ro5">
          <table:table-cell office:value-type="string" calcext:value-type="string">
            <text:p>SCOPUS</text:p>
          </table:table-cell>
          <table:table-cell office:value-type="string" calcext:value-type="string">
            <text:p>[No author name available]</text:p>
          </table:table-cell>
          <table:table-cell office:value-type="string" calcext:value-type="string">
            <text:p>Intensifying learner's experience by incorporating the virtual theatre into engineering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scopus.com/inward/record.uri?eid=2-s2.0-84880972403&amp;doi=10.1109%2fEduCon.2013.6530107&amp;partnerID=40&amp;md5=c62f1b811d858ebf77ea883747e19963</text:p>
          </table:table-cell>
        </table:table-row>
        <table:table-row table:style-name="ro3">
          <table:table-cell table:style-name="ce4" office:value-type="string" calcext:value-type="string">
            <text:p>ScienceDirect</text:p>
          </table:table-cell>
          <table:table-cell office:value-type="string" calcext:value-type="string">
            <text:p>Abdulaziz Alshaer and Holger Regenbrecht and David O’Hare</text:p>
          </table:table-cell>
          <table:table-cell office:value-type="string" calcext:value-type="string">
            <text:p>Immersion factors affecting perception and behaviour in a virtual reality power wheelchair simulator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ttp://www.sciencedirect.com/science/article/pii/S0003687016300904</text:p>
          </table:table-cell>
        </table:table-row>
        <table:table-row table:style-name="ro4">
          <table:table-cell table:style-name="ce2" office:value-type="string" calcext:value-type="string">
            <text:p>ScienceDirect</text:p>
          </table:table-cell>
          <table:table-cell table:style-name="ce7" office:value-type="string" calcext:value-type="string">
            <text:p>Mikhail Fominykh and Ekaterina Prasolova-Førland and Mikhail Morozov and Andrey Smorkalov and Judith Molka-Danielsen</text:p>
          </table:table-cell>
          <table:table-cell table:style-name="ce7" office:value-type="string" calcext:value-type="string">
            <text:p>Increasing Immersiveness into a 3D Virtual World: Motion-tracking and Natural Navigation in vAcademia</text:p>
          </table:table-cell>
          <table:table-cell table:style-name="ce7" office:value-type="string" calcext:value-type="string">
            <text:p>2014</text:p>
          </table:table-cell>
          <table:table-cell table:style-name="ce11" office:value-type="string" calcext:value-type="string">
            <text:p>http://www.sciencedirect.com/science/article/pii/S2212667814000264</text:p>
          </table:table-cell>
        </table:table-row>
        <table:table-row table:style-name="ro7">
          <table:table-cell table:style-name="ce2" office:value-type="string" calcext:value-type="string">
            <text:p>ScienceDirect</text:p>
          </table:table-cell>
          <table:table-cell table:style-name="ce7" office:value-type="string" calcext:value-type="string">
            <text:p>Cuan M. Harrington and Dara O. Kavanagh and John F. Quinlan and Donncha Ryan and Patrick Dicker and Dara O'Keeffe and Oscar Traynor and Sean Tierney</text:p>
          </table:table-cell>
          <table:table-cell table:style-name="ce7" office:value-type="string" calcext:value-type="string">
            <text:p>Development and evaluation of a trauma decision-making simulator in Oculus virtual reality</text:p>
          </table:table-cell>
          <table:table-cell table:style-name="ce7" office:value-type="string" calcext:value-type="string">
            <text:p>2017</text:p>
          </table:table-cell>
          <table:table-cell table:style-name="ce11" office:value-type="string" calcext:value-type="string">
            <text:p>http://www.sciencedirect.com/science/article/pii/S0002961017300405</text:p>
          </table:table-cell>
        </table:table-row>
        <table:table-row table:style-name="ro3">
          <table:table-cell table:style-name="ce2" office:value-type="string" calcext:value-type="string">
            <text:p>ScienceDirect</text:p>
          </table:table-cell>
          <table:table-cell table:style-name="ce7" office:value-type="string" calcext:value-type="string">
            <text:p>Zhihan Lv and Xiaoming Li and Wenbin Li</text:p>
          </table:table-cell>
          <table:table-cell table:style-name="ce7" office:value-type="string" calcext:value-type="string">
            <text:p>Virtual Reality Geographical Interactive Scene Semantics Research for Immersive Geography Learning</text:p>
          </table:table-cell>
          <table:table-cell table:style-name="ce7" office:value-type="string" calcext:value-type="string">
            <text:p>2017</text:p>
          </table:table-cell>
          <table:table-cell table:style-name="ce11" office:value-type="string" calcext:value-type="string">
            <text:p>http://www.sciencedirect.com/science/article/pii/S0925231217304046</text:p>
          </table:table-cell>
        </table:table-row>
        <table:table-row table:style-name="ro3">
          <table:table-cell table:style-name="ce5" office:value-type="string" calcext:value-type="string">
            <text:p>Manual SVR</text:p>
          </table:table-cell>
          <table:table-cell office:value-type="string" calcext:value-type="string">
            <text:p>T. Mota and M. Mello and L. Nedel and A. Maciel and F. Faria</text:p>
          </table:table-cell>
          <table:table-cell office:value-type="string" calcext:value-type="string">
            <text:p>Mobile Simulator for Risk Analysi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a xlink:href="http://ieeexplore.ieee.org/document/6913090/" xlink:type="simple">http://ieeexplore.ieee.org/document/6913090/</text:a></text:p>
          </table:table-cell>
        </table:table-row>
        <table:table-row table:style-name="ro4">
          <table:table-cell table:style-name="ce2" office:value-type="string" calcext:value-type="string">
            <text:p>Manual SVR</text:p>
          </table:table-cell>
          <table:table-cell table:style-name="ce7" office:value-type="string" calcext:value-type="string">
            <text:p>C. Cordeiro and J. Paludo and E. Tanaka and L. Domingues and E. Gadbem and A. Euflausino</text:p>
          </table:table-cell>
          <table:table-cell table:style-name="ce7" office:value-type="string" calcext:value-type="string">
            <text:p>Development of Immersive Virtual Reality Environment to Train Electricians to Work on Substations</text:p>
          </table:table-cell>
          <table:table-cell table:style-name="ce7" office:value-type="float" office:value="2015" calcext:value-type="float">
            <text:p>2015</text:p>
          </table:table-cell>
          <table:table-cell table:style-name="ce11" office:value-type="string" calcext:value-type="string">
            <text:p>http://ieeexplore.ieee.org/document/7300740/</text:p>
          </table:table-cell>
        </table:table-row>
        <table:table-row table:style-name="ro4">
          <table:table-cell office:value-type="string" calcext:value-type="string">
            <text:p>Manual SVR</text:p>
          </table:table-cell>
          <table:table-cell office:value-type="string" calcext:value-type="string">
            <text:p>P. R. J. d. Reis and C. E. F. Matos and P. S. Diniz and D. M. Silva and W. Dantas and G. Braz and A. C. d. Paiva and A. S. Araújo</text:p>
          </table:table-cell>
          <table:table-cell office:value-type="string" calcext:value-type="string">
            <text:p>An Immersive Virtual Reality Application for Collaborative Training of Power Systems Operators</text:p>
          </table:table-cell>
          <table:table-cell office:value-type="float" office:value="2015" calcext:value-type="float">
            <text:p>2015</text:p>
          </table:table-cell>
          <table:table-cell table:style-name="ce12" office:value-type="string" calcext:value-type="string">
            <text:p><text:span text:style-name="T1"><text:a xlink:href="http://ieeexplore.ieee.org/document/7300736/" xlink:type="simple">http://ieeexplore.ieee.org/document/7300736/</text:a></text:span></text:p>
          </table:table-cell>
        </table:table-row>
        <table:table-row table:style-name="ro7">
          <table:table-cell table:style-name="ce6" office:value-type="string" calcext:value-type="string">
            <text:p>Manual SBIE</text:p>
          </table:table-cell>
          <table:table-cell table:style-name="ce7" office:value-type="string" calcext:value-type="string">
            <text:p>Romero Tori, Gustavo Ziyu Wang1, Lucas Henna Sallaberry1, Allan Amaral Tori, Elen Collac¸o de Oliveira, Maria Ap. de A. M. Machado</text:p>
          </table:table-cell>
          <table:table-cell table:style-name="ce7" office:value-type="string" calcext:value-type="string">
            <text:p>Treinamento Odontologico Imersivo por meio de Realidade Virtual</text:p>
          </table:table-cell>
          <table:table-cell table:style-name="ce7" office:value-type="float" office:value="2016" calcext:value-type="float">
            <text:p>2016</text:p>
          </table:table-cell>
          <table:table-cell table:style-name="ce11" office:value-type="string" calcext:value-type="string">
            <text:p>http://www.br-ie.org/pub/index.php/sbie/article/view/6721/4608</text:p>
          </table:table-cell>
        </table:table-row>
        <table:table-row table:style-name="ro3">
          <table:table-cell office:value-type="string" calcext:value-type="string">
            <text:p>Manual SBIE</text:p>
          </table:table-cell>
          <table:table-cell office:value-type="string" calcext:value-type="string">
            <text:p>Paulo Muggler Moreira, Elen Collac¸o de Oliveira, Romero Tori</text:p>
          </table:table-cell>
          <table:table-cell office:value-type="string" calcext:value-type="string">
            <text:p>Impact of Immersive Technology Applied in Computer Graphics Lear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r-ie.org/pub/index.php/sbie/article/view/6722/4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0:38:03.157177997</meta:creation-date>
    <dc:date>2017-08-31T10:41:58.573082707</dc:date>
    <meta:editing-duration>PT3M55S</meta:editing-duration>
    <meta:editing-cycles>1</meta:editing-cycles>
    <meta:document-statistic meta:table-count="1" meta:cell-count="306" meta:object-count="0"/>
    <meta:generator>LibreOffice/5.1.6.2$Linux_X86_64 LibreOffice_project/10m0$Build-2</meta:generator>
  </office:meta>
</office:document-meta>
</file>